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5e3"/>
    </style:style>
    <style:style style:name="P2" style:family="paragraph" style:parent-style-name="Standard">
      <style:text-properties officeooo:rsid="0010b5e3" officeooo:paragraph-rsid="0010b5e3"/>
    </style:style>
    <style:style style:name="P3" style:family="paragraph" style:parent-style-name="Standard">
      <style:text-properties officeooo:rsid="0010b5e3" officeooo:paragraph-rsid="0012ae91"/>
    </style:style>
    <style:style style:name="P4" style:family="paragraph" style:parent-style-name="Standard">
      <style:text-properties officeooo:rsid="0012ae91" officeooo:paragraph-rsid="0012ae9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b5e3" officeooo:paragraph-rsid="0010b5e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b5e3" officeooo:paragraph-rsid="0012ae91" style:font-weight-asian="bold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10b5e3" officeooo:paragraph-rsid="0012ae91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ize="11pt" officeooo:rsid="001458a3" officeooo:paragraph-rsid="001458a3" style:font-size-asian="11pt" style:font-size-complex="11pt"/>
    </style:style>
    <style:style style:name="P9" style:family="paragraph" style:parent-style-name="Standard">
      <style:text-properties fo:font-size="11pt" officeooo:rsid="0015165c" officeooo:paragraph-rsid="0015165c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10b5e3" officeooo:paragraph-rsid="0010b5e3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1458a3" officeooo:paragraph-rsid="001458a3" style:font-size-asian="11pt" style:font-size-complex="11pt"/>
    </style:style>
    <style:style style:name="P12" style:family="paragraph" style:parent-style-name="Standard">
      <style:text-properties officeooo:paragraph-rsid="0016bcc0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756b" officeooo:paragraph-rsid="0017756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1pt" officeooo:rsid="001458a3" officeooo:paragraph-rsid="001458a3" style:font-size-asian="11pt" style:font-size-complex="11pt"/>
    </style:style>
    <style:style style:name="P15" style:family="paragraph" style:parent-style-name="Standard">
      <style:text-properties fo:font-size="11pt" officeooo:rsid="001458a3" officeooo:paragraph-rsid="001458a3" style:font-size-asian="11pt" style:font-size-complex="11pt"/>
    </style:style>
    <style:style style:name="P16" style:family="paragraph" style:parent-style-name="Standard">
      <style:text-properties officeooo:paragraph-rsid="001458a3"/>
    </style:style>
    <style:style style:name="T1" style:family="text">
      <style:text-properties officeooo:rsid="0010b5e3"/>
    </style:style>
    <style:style style:name="T2" style:family="text">
      <style:text-properties officeooo:rsid="0012ae9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458a3"/>
    </style:style>
    <style:style style:name="T5" style:family="text">
      <style:text-properties fo:font-size="11pt" officeooo:rsid="001458a3" style:font-size-asian="11pt" style:font-size-complex="11pt"/>
    </style:style>
    <style:style style:name="T6" style:family="text">
      <style:text-properties fo:font-size="11pt" officeooo:rsid="00190223" style:font-size-asian="11pt" style:font-size-complex="11pt"/>
    </style:style>
    <style:style style:name="T7" style:family="text">
      <style:text-properties style:font-name="Liberation Serif" officeooo:rsid="0016bcc0" style:font-name-asian="Noto Serif CJK SC" style:font-name-complex="FreeSans"/>
    </style:style>
    <style:style style:name="T8" style:family="text">
      <style:text-properties fo:color="#18a303" style:font-name="OpenSymbol" officeooo:rsid="0016bcc0" style:font-name-asian="OpenSymbol" style:font-name-complex="OpenSymbol"/>
    </style:style>
    <style:style style:name="T9" style:family="text">
      <style:text-properties officeooo:rsid="0018d1c2"/>
    </style:style>
    <style:style style:name="T10" style:family="text">
      <style:text-properties officeooo:rsid="00190223"/>
    </style:style>
    <style:style style:name="T11" style:family="text">
      <style:text-properties officeooo:rsid="001a9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é-présentation du Printemps des Sciences.</text:p>
      <text:p text:style-name="P1"/>
      <text:p text:style-name="P1"/>
      <text:p text:style-name="P1">“Chaque groupe disposera 10 minutes de présentation + 5 minutes de discussion pour son projet”</text:p>
      <text:p text:style-name="P1"/>
      <text:p text:style-name="P12"><text:span text:style-name="T8">✔ </text:span><text:span text:style-name="T1">d</text:span>étailler ce que vous envisagez de présenter lors de la semaine du printemps des sciences</text:p>
      <text:p text:style-name="P1"><text:span text:style-name="T8">✔</text:span><text:span text:style-name="T7"> </text:span>première maquette des posters</text:p>
      <text:p text:style-name="P1">démo ou d’autres éléments visuels <text:span text:style-name="T1">éventuellement</text:span></text:p>
      <text:p text:style-name="P1">des slides de présentations</text:p>
      <text:p text:style-name="P2"/>
      <text:p text:style-name="P5">Introduction + expliquer le projet <text:span text:style-name="T4">+ Posters</text:span></text:p>
      <text:p text:style-name="P10">Nous avons travaillé sur la simulation d’un système de surveillance par drones. Dans le cadre de notre projet,plusieurs situations demandaient des recherches scientifiques qui ont été effectuées sur 2 grands aspects de l’informatique: <text:span text:style-name="T4">L’algorithmique et la communication.</text:span></text:p>
      <text:p text:style-name="P10"/>
      <text:p text:style-name="P11"><text:span text:style-name="T4">P</text:span>osters :</text:p>
      <text:p text:style-name="P11">Reprendre les posters pour expliquer le projet d’une manière générale et les différentes parties principales</text:p>
      <text:p text:style-name="P2"/>
      <text:p text:style-name="P6">Matériel pour algo partitionnement</text:p>
      <text:p text:style-name="P8">Contextualiser le problème dans notre projet</text:p>
      <text:p text:style-name="P8">Fair-cake cutting : schémas</text:p>
      <text:p text:style-name="P8">Diviser un polygone : différentes façons de faire + schémas</text:p>
      <text:p text:style-name="P4"/>
      <text:p text:style-name="P3"><text:span text:style-name="T3">Matériel pour algo chemin</text:span> </text:p>
      <text:p text:style-name="P8">Contextualiser le problème dans notre projet</text:p>
      <text:p text:style-name="P8">Cycles Hamiltoniens : basiques + cartes + sur un partitionnement donné par la GUI <text:span text:style-name="T11">(ou démo?)</text:span></text:p>
      <text:p text:style-name="P3"/>
      <text:p text:style-name="P5">Matériel pour protocoles</text:p>
      <text:p text:style-name="P8">Contextualiser le problème dans notre projet</text:p>
      <text:p text:style-name="P8">Jeu sur TCP/UDP</text:p>
      <text:p text:style-name="P16"><text:span text:style-name="T6">Activité sur le</text:span><text:span text:style-name="T5"> Reliable Broadcast</text:span></text:p>
      <text:p text:style-name="P8">Jeu sur le protocole de communication <text:span text:style-name="T9">entre les</text:span> drones</text:p>
      <text:p text:style-name="P2"/>
      <text:p text:style-name="P7">GUI + démo <text:span text:style-name="T2">+ </text:span>conclusion</text:p>
      <text:p text:style-name="P9">GUI montrer les étapes</text:p>
      <text:p text:style-name="P9"><text:span text:style-name="T1">Et demain : </text:span>montrer les utilités d’un tel systèm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10:48:49.067023857</meta:creation-date>
    <dc:date>2020-03-04T16:16:49.412738976</dc:date>
    <meta:editing-duration>PT1H52M9S</meta:editing-duration>
    <meta:editing-cycles>7</meta:editing-cycles>
    <meta:generator>LibreOffice/6.4.1.2$Linux_X86_64 LibreOffice_project/e1ad903d8acbc5f5b474f1d8ec3defef24b8c46b</meta:generator>
    <meta:document-statistic meta:table-count="0" meta:image-count="0" meta:object-count="0" meta:page-count="1" meta:paragraph-count="25" meta:word-count="206" meta:character-count="1357" meta:non-whitespace-character-count="1175"/>
  </office:meta>
</office:document-meta>
</file>